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B000001CC5E9C62106650C0EB.png" manifest:media-type="image/png"/>
  <manifest:file-entry manifest:full-path="Pictures/100000000000041D000003261FC5D6505D349045.png" manifest:media-type="image/png"/>
  <manifest:file-entry manifest:full-path="Pictures/100000000000040300000231BCA7B7722C6C4ED1.png" manifest:media-type="image/png"/>
  <manifest:file-entry manifest:full-path="Pictures/1000000000000405000002B3332247B7FA935537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4.244cm" fo:min-width="4.594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5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4.966cm" fo:min-width="5.116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1.898cm" fo:min-width="3.848cm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4.826cm" fo:min-width="0.7cm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2.075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/>
      <style:paragraph-properties fo:text-align="center"/>
    </style:style>
    <style:style style:name="T1" style:family="text">
      <style:text-properties style:font-name="Latin Moder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Labyrint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2" draw:text-style-name="P3" draw:layer="layout" svg:width="26.025cm" svg:height="17.476cm" svg:x="0.775cm" svg:y="0.8cm">
          <draw:image xlink:href="Pictures/1000000000000405000002B3332247B7FA935537.png" xlink:type="simple" xlink:show="embed" xlink:actuate="onLoad" loext:mime-type="image/png">
            <text:p/>
          </draw:image>
        </draw:frame>
        <draw:custom-shape draw:style-name="gr3" draw:text-style-name="P4" draw:layer="layout" svg:width="5.8cm" svg:height="5.2cm" svg:x="2.2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5" draw:layer="layout" svg:width="25.199cm" svg:height="2.075cm" svg:x="1.4cm" svg:y="0.685cm" presentation:class="title" presentation:placeholder="true" presentation:user-transformed="true">
          <draw:text-box/>
        </draw:frame>
        <draw:frame draw:style-name="gr4" draw:text-style-name="P6" draw:layer="layout" svg:width="9.6cm" svg:height="1.098cm" svg:x="3.4cm" svg:y="7.4cm">
          <draw:text-box>
            <text:p>dddd</text:p>
          </draw:text-box>
        </draw:frame>
        <draw:frame draw:style-name="gr2" draw:text-style-name="P3" draw:layer="layout" svg:width="21.173cm" svg:height="16.206cm" svg:x="2.4cm" svg:y="2.394cm">
          <draw:image xlink:href="Pictures/100000000000041D000003261FC5D6505D349045.png" xlink:type="simple" xlink:show="embed" xlink:actuate="onLoad" loext:mime-type="image/png">
            <text:p/>
          </draw:image>
        </draw:frame>
        <draw:custom-shape draw:style-name="gr5" draw:text-style-name="P4" draw:layer="layout" svg:width="6.4cm" svg:height="6cm" svg:x="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172cm" svg:height="14.842cm" svg:x="0.2cm" svg:y="3.358cm">
          <draw:image xlink:href="Pictures/100000000000040300000231BCA7B7722C6C4ED1.png" xlink:type="simple" xlink:show="embed" xlink:actuate="onLoad" loext:mime-type="image/png">
            <text:p/>
          </draw:image>
        </draw:frame>
        <draw:custom-shape draw:style-name="gr6" draw:text-style-name="P4" draw:layer="layout" svg:width="4.8cm" svg:height="2.6cm" svg:x="21.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 presentation:placeholder="true">
          <draw:text-box/>
        </draw:frame>
        <draw:frame draw:style-name="gr2" draw:text-style-name="P3" draw:layer="layout" svg:width="27.999cm" svg:height="9.393cm" svg:x="0.001cm" svg:y="4.207cm">
          <draw:image xlink:href="Pictures/100000000000055B000001CC5E9C62106650C0EB.png" xlink:type="simple" xlink:show="embed" xlink:actuate="onLoad" loext:mime-type="image/png">
            <text:p/>
          </draw:image>
        </draw:frame>
        <draw:custom-shape draw:style-name="gr7" draw:text-style-name="P8" draw:layer="layout" svg:width="2.4cm" svg:height="5.8cm" svg:x="13cm" svg:y="5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52:07.740741506</meta:creation-date>
    <meta:editing-duration>PT5M5S</meta:editing-duration>
    <meta:editing-cycles>3</meta:editing-cycles>
    <meta:generator>LibreOffice/6.4.7.2$Linux_X86_64 LibreOffice_project/40$Build-2</meta:generator>
    <dc:title>Lesson</dc:title>
    <dc:date>2025-02-17T09:57:12.954677933</dc:date>
    <meta:document-statistic meta:object-count="59"/>
  </office:meta>
</office:document-meta>
</file>